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Times New Roman" fo:font-size="12pt" fo:font-weight="normal" officeooo:rsid="0008c686" officeooo:paragraph-rsid="0008c686" style:font-size-asian="10.5pt" style:font-weight-asian="normal" style:font-size-complex="12pt" style:font-weight-complex="normal"/>
    </style:style>
    <style:style style:name="P2" style:family="paragraph" style:parent-style-name="Standard">
      <style:text-properties style:font-name="Times New Roman" fo:font-size="12pt" fo:font-weight="normal" officeooo:rsid="000a3de4" officeooo:paragraph-rsid="000a3de4" style:font-size-asian="10.5pt" style:font-weight-asian="normal" style:font-size-complex="12pt" style:font-weight-complex="normal"/>
    </style:style>
    <style:style style:name="P3" style:family="paragraph" style:parent-style-name="Standard">
      <style:text-properties style:font-name="Times New Roman" fo:font-size="12pt" fo:font-weight="normal" officeooo:rsid="000c1309" officeooo:paragraph-rsid="000c1309" style:font-size-asian="10.5pt" style:font-weight-asian="normal" style:font-size-complex="12pt" style:font-weight-complex="normal"/>
    </style:style>
    <style:style style:name="T1" style:family="text">
      <style:text-properties officeooo:rsid="000a3de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3/2019</text:p>
      <text:p text:style-name="P1">Tuesday</text:p>
      <text:p text:style-name="P1">Notes on Periodic Table of Web Design Process</text:p>
      <text:p text:style-name="P1"/>
      <text:p text:style-name="P1">The progression of the web design process is split into 6 stages; brief, planning, design, development, launch, and maintenance. Each of these stages is further divided into sub-stages.</text:p>
      <text:p text:style-name="P1"/>
      <text:p text:style-name="P1">Brief</text:p>
      <text:p text:style-name="P1">Here the client and developer meet together to discuss the project in order to oultine the client's expectations. <text:span text:style-name="T1">Details such as the goal of the project, audience, resources, and budget are discussed in the brief in a transparent manner so the project starts off on the right foot.</text:span></text:p>
      <text:p text:style-name="P1"/>
      <text:p text:style-name="P2">Planning</text:p>
      <text:p text:style-name="P2">This is the researching stage that will set up the foundation for the rest of the project. After researching and brainstorming the page layout will be defined and wireframes and mockups will be created.</text:p>
      <text:p text:style-name="P2"/>
      <text:p text:style-name="P2">Design</text:p>
      <text:p text:style-name="P2">Here the designer begins to detail the visual appearance and aesthetic look of the web site. Color scheme, typography, user experience, and such will be determined and a few prototypes created and presented to the client for evaluation.</text:p>
      <text:p text:style-name="P2"/>
      <text:p text:style-name="P2">Development</text:p>
      <text:p text:style-name="P3">In this phase, the design is converted into a functional website following accessibility and web standards complete with the framework and database structures, content, and security implementation. Also, SEO and Social media markup is completed.</text:p>
      <text:p text:style-name="P3"/>
      <text:p text:style-name="P3">Launch</text:p>
      <text:p text:style-name="P3">Final touches are applied and the project moved to a live server. Source files and other documentation will also be handed off to the client. Training if needed would also be provided.</text:p>
      <text:p text:style-name="P3"/>
      <text:p text:style-name="P3">Maintenance</text:p>
      <text:p text:style-name="P3">Ongoing maintenance is a must. Updates to the design, functionality, and content are provided as well as ongoing technical sup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3T13:43:52.881000000</meta:creation-date>
    <dc:date>2019-12-03T14:17:27.838000000</dc:date>
    <meta:editing-duration>PT24S</meta:editing-duration>
    <meta:editing-cycles>1</meta:editing-cycles>
    <meta:document-statistic meta:table-count="0" meta:image-count="0" meta:object-count="0" meta:page-count="1" meta:paragraph-count="16" meta:word-count="251" meta:character-count="1573" meta:non-whitespace-character-count="1338"/>
    <meta:generator>LibreOffice/6.2.3.2$Windows_X86_64 LibreOffice_project/aecc05fe267cc68dde00352a451aa867b3b546ac</meta:generator>
  </office:meta>
</office:document-meta>
</file>